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1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atsHOT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Hook / Idea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Allow user to see what is hot in their location and contribute to what they think is ho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verview of screen interaction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draw:rect draw:style-name="gr2" draw:text-style-name="P1" draw:layer="layout" svg:width="3cm" svg:height="5.2cm" svg:x="4.4cm" svg:y="4.6cm">
          <text:p/>
        </draw:rect>
        <draw:line draw:style-name="gr3" draw:text-style-name="P1" draw:layer="layout" svg:x1="8.4cm" svg:y1="7.6cm" svg:x2="11.6cm" svg:y2="7.6cm">
          <text:p/>
        </draw:line>
        <draw:rect draw:style-name="gr2" draw:text-style-name="P1" draw:layer="layout" svg:width="3cm" svg:height="5.2cm" svg:x="12.6cm" svg:y="4.6cm">
          <text:p/>
        </draw:rect>
        <draw:rect draw:style-name="gr2" draw:text-style-name="P1" draw:layer="layout" svg:width="3cm" svg:height="5.2cm" svg:x="21.2cm" svg:y="4.8cm">
          <text:p/>
        </draw:rect>
        <draw:line draw:style-name="gr3" draw:text-style-name="P1" draw:layer="layout" svg:x1="16.6cm" svg:y1="7.6cm" svg:x2="20.4cm" svg:y2="7.6cm">
          <text:p/>
        </draw:line>
        <draw:line draw:style-name="gr4" draw:text-style-name="P1" draw:layer="layout" svg:x1="2cm" svg:y1="11.4cm" svg:x2="26.2cm" svg:y2="11.4cm">
          <text:p/>
        </draw:line>
        <draw:rect draw:style-name="gr5" draw:text-style-name="P1" draw:layer="layout" svg:width="11.6cm" svg:height="4cm" svg:x="8.6cm" svg:y="14.4cm">
          <text:p text:style-name="P1">Server</text:p>
        </draw:rect>
        <draw:line draw:style-name="gr3" draw:text-style-name="P1" draw:layer="layout" svg:x1="6.6cm" svg:y1="10.2cm" svg:x2="9.6cm" svg:y2="14cm">
          <text:p/>
        </draw:line>
        <draw:line draw:style-name="gr3" draw:text-style-name="P1" draw:layer="layout" svg:x1="11cm" svg:y1="14cm" svg:x2="7.8cm" svg:y2="10.2cm">
          <text:p/>
        </draw:line>
        <draw:line draw:style-name="gr3" draw:text-style-name="P1" draw:layer="layout" svg:x1="20.2cm" svg:y1="10cm" svg:x2="17cm" svg:y2="13.8cm">
          <text:p/>
        </draw:line>
        <draw:line draw:style-name="gr3" draw:text-style-name="P1" draw:layer="layout" svg:x1="18.6cm" svg:y1="13.8cm" svg:x2="21.2cm" svg:y2="10.4cm">
          <text:p/>
        </draw:line>
        <draw:frame draw:style-name="gr6" draw:layer="layout" svg:width="5.4cm" svg:height="0.963cm" svg:x="5cm" svg:y="12.037cm">
          <draw:text-box>
            <text:p>Position</text:p>
          </draw:text-box>
        </draw:frame>
        <draw:frame draw:style-name="gr7" draw:layer="layout" svg:width="6.2cm" svg:height="0.963cm" svg:x="9.8cm" svg:y="11.637cm">
          <draw:text-box>
            <text:p>Heat map data</text:p>
          </draw:text-box>
        </draw:frame>
        <draw:frame draw:style-name="gr7" draw:layer="layout" svg:width="6.2cm" svg:height="0.963cm" svg:x="20cm" svg:y="12.037cm">
          <draw:text-box>
            <text:p>Heat map data</text:p>
          </draw:text-box>
        </draw:frame>
        <draw:frame draw:style-name="gr7" draw:layer="layout" svg:width="5.2cm" svg:height="0.963cm" svg:x="14.4cm" svg:y="10.437cm">
          <draw:text-box>
            <text:p>Post destin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mmercialisation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Companies can pay to advertise things in the area that a person is going to</text:p>
              </text:list-item>
              <text:list-item>
                <text:p>Can provide offers to users to entice people i.e. bogof drin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Tech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item>
                <text:p>Front end</text:p>
                <text:list>
                  <text:list-item>
                    <text:p>Google Maps API v3</text:p>
                    <text:list>
                      <text:list-item>
                        <text:p>Heat map</text:p>
                      </text:list-item>
                      <text:list-item>
                        <text:p>Tiles</text:p>
                      </text:list-item>
                      <text:list-item>
                        <text:p>Location</text:p>
                      </text:list-item>
                    </text:list>
                  </text:list-item>
                  <text:list-item>
                    <text:p>Jquery</text:p>
                  </text:list-item>
                  <text:list-item>
                    <text:p>Bootstrap</text:p>
                  </text:list-item>
                  <text:list-item>
                    <text:p>+standard stuff</text:p>
                  </text:list-item>
                </text:list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Backend</text:p>
                <text:list>
                  <text:list-item>
                    <text:p>C#</text:p>
                  </text:list-item>
                  <text:list-item>
                    <text:p>WCF</text:p>
                  </text:list-item>
                  <text:list-item>
                    <text:p>Azure</text:p>
                  </text:list-item>
                  <text:list-item>
                    <text:p>SQ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Devereux</meta:initial-creator>
    <meta:creation-date>2014-02-28T10:29:51.78</meta:creation-date>
    <meta:editing-duration>PT20M18S</meta:editing-duration>
    <meta:editing-cycles>4</meta:editing-cycles>
    <dc:date>2014-02-28T10:49:39.37</dc:date>
    <dc:creator>David Devereux</dc:creator>
    <meta:generator>OpenOffice/4.0.1$Win32 OpenOffice.org_project/401m5$Build-9714</meta:generator>
    <meta:document-statistic meta:object-count="57"/>
  </office:meta>
</office:document-meta>
</file>